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Car.predefinitoparagrafo" style:family="text">
      <style:text-properties fo:font-weight="bold" style:font-weight-asian="bold" style:font-weight-complex="bold"/>
    </style:style>
    <style:style style:name="P4" style:parent-style-name="Paragrafoelenco" style:list-style-name="LFO1" style:family="paragraph">
      <style:text-properties fo:font-size="14pt" style:font-size-asian="14pt" style:font-size-complex="14pt"/>
    </style:style>
    <style:style style:name="P5" style:parent-style-name="Paragrafoelenco" style:list-style-name="LFO1" style:family="paragraph"/>
    <style:style style:name="P6" style:parent-style-name="Paragrafoelenco" style:list-style-name="LFO1" style:family="paragraph"/>
    <style:style style:name="P7" style:parent-style-name="Paragrafoelenco" style:list-style-name="LFO1" style:family="paragraph"/>
    <style:style style:name="P8" style:parent-style-name="Paragrafoelenco" style:list-style-name="LFO2" style:family="paragraph"/>
    <style:style style:name="P9" style:parent-style-name="Paragrafoelenco" style:list-style-name="LFO2" style:family="paragraph"/>
    <style:style style:name="P10" style:parent-style-name="Paragrafoelenco" style:list-style-name="LFO2" style:family="paragraph"/>
    <style:style style:name="P11" style:parent-style-name="Paragrafoelenco" style:list-style-name="LFO2" style:family="paragraph"/>
    <style:style style:name="TableColumn13" style:family="table-column">
      <style:table-column-properties style:column-width="1.4861in"/>
    </style:style>
    <style:style style:name="TableColumn14" style:family="table-column">
      <style:table-column-properties style:column-width="1.4861in"/>
    </style:style>
    <style:style style:name="TableColumn15" style:family="table-column">
      <style:table-column-properties style:column-width="1.4861in"/>
    </style:style>
    <style:style style:name="TableColumn16" style:family="table-column">
      <style:table-column-properties style:column-width="1.4861in"/>
    </style:style>
    <style:style style:name="Table12" style:family="table">
      <style:table-properties style:width="5.9444in" fo:margin-left="0in" table:align="left"/>
    </style:style>
    <style:style style:name="TableRow17" style:family="table-row">
      <style:table-row-properties style:min-row-height="0.2125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e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e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e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e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6" style:family="table-row">
      <style:table-row-properties style:min-row-height="0.2958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e" style:family="paragraph">
      <style:paragraph-properties fo:margin-bottom="0in"/>
      <style:text-properties fo:font-size="10pt" style:font-size-asian="10pt" style:font-size-complex="10p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e" style:family="paragraph">
      <style:paragraph-properties fo:margin-bottom="0in"/>
      <style:text-properties fo:font-size="10pt" style:font-size-asian="10pt" style:font-size-complex="10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e" style:family="paragraph">
      <style:paragraph-properties fo:margin-bottom="0in"/>
      <style:text-properties fo:font-size="10pt" style:font-size-asian="10pt" style:font-size-complex="10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e" style:family="paragraph">
      <style:paragraph-properties fo:margin-bottom="0in"/>
      <style:text-properties fo:font-size="10pt" style:font-size-asian="10pt" style:font-size-complex="10pt"/>
    </style:style>
    <style:style style:name="TableRow35" style:family="table-row">
      <style:table-row-properties style:min-row-height="0.3034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e" style:family="paragraph">
      <style:paragraph-properties fo:margin-bottom="0in"/>
      <style:text-properties fo:font-size="10pt" style:font-size-asian="10pt" style:font-size-complex="10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e" style:family="paragraph">
      <style:paragraph-properties fo:margin-bottom="0in"/>
      <style:text-properties fo:font-size="10pt" style:font-size-asian="10pt" style:font-size-complex="10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e" style:family="paragraph">
      <style:paragraph-properties fo:margin-bottom="0in"/>
      <style:text-properties fo:font-size="10pt" style:font-size-asian="10pt" style:font-size-complex="10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e" style:family="paragraph">
      <style:paragraph-properties fo:margin-bottom="0in"/>
      <style:text-properties fo:font-size="10pt" style:font-size-asian="10pt" style:font-size-complex="10pt"/>
    </style:style>
    <style:style style:name="TableRow44" style:family="table-row">
      <style:table-row-properties style:min-row-height="0.2868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e" style:family="paragraph">
      <style:paragraph-properties fo:margin-bottom="0in"/>
      <style:text-properties fo:font-size="10pt" style:font-size-asian="10pt" style:font-size-complex="10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e" style:family="paragraph">
      <style:paragraph-properties fo:margin-bottom="0in"/>
      <style:text-properties fo:font-size="10pt" style:font-size-asian="10pt" style:font-size-complex="10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e" style:family="paragraph">
      <style:paragraph-properties fo:margin-bottom="0in"/>
      <style:text-properties fo:font-size="10pt" style:font-size-asian="10pt" style:font-size-complex="10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e" style:family="paragraph">
      <style:paragraph-properties fo:margin-bottom="0in"/>
      <style:text-properties fo:font-size="10pt" style:font-size-asian="10pt" style:font-size-complex="10pt"/>
    </style:style>
  </office:automatic-styles>
  <office:body>
    <office:text text:use-soft-page-breaks="true">
      <text:p text:style-name="P1"><text:span text:style-name="T2">Specifiche della realtà d’interesse espresse in linguaggio naturale.</text:span><text:span text:style-name="T3"><text:line-break/></text:span><text:line-break/>Si vuole realizzare un’applicazione per la gestione di un sistema di distribuzione e vendita di videogiochi in formato digitale. Tale applicazione dovrà<text:s/>registrare le informazioni riguardanti gli utenti appartenenti al sistema e i videogiochi associati ad esso. Essa dovrà, inoltre, permettere l’acquisto e la pubblicazione di videogiochi da parte di utenti. Gli utenti che hanno comprato un videogioco hanno<text:s/>la possibilità di scrivere una recensione a cui è associata una valutazione numerica.</text:p>
      <text:list text:style-name="LFO1" text:continue-numbering="true">
        <text:list-item>
          <text:p text:style-name="P4">Gestione dei videogiochi</text:p>
          <text:list text:continue-numbering="true">
            <text:list-item>
              <text:p text:style-name="P5">Acquisto di un videogioco</text:p>
            </text:list-item>
            <text:list-item>
              <text:p text:style-name="P6">Pubblicazione di un videogioco</text:p>
            </text:list-item>
            <text:list-item>
              <text:p text:style-name="P7">Pubblicazione di una recensione<text:s/></text:p>
            </text:list-item>
          </text:list>
        </text:list-item>
      </text:list>
      <text:p text:style-name="Normale">Occorre gestire le seguenti macro-operazioni:</text:p>
      <text:list text:style-name="LFO2" text:continue-numbering="true">
        <text:list-item>
          <text:p text:style-name="P8">Registrazione dei dati relativi alle operazioni effettuate sui videogiochi.</text:p>
        </text:list-item>
        <text:list-item>
          <text:p text:style-name="P9">Registrazione dei dati relativi agli utenti.</text:p>
        </text:list-item>
        <text:list-item>
          <text:p text:style-name="P10">Registrazione dei dati relativi alle recensioni.</text:p>
        </text:list-item>
        <text:list-item>
          <text:p text:style-name="P11">Pianificazione degli acquisti e pubblicazioni.</text:p>
        </text:list-item>
      </text:list>
      <text:p text:style-name="Normale">Per gli utenti, rappresentiamo i dati anagrafici<text:s/>(Nome, Cognome), l’e-mail, la password ed un nome profilo.<text:line-break/>Ogni utente può identificarsi come cliente del sistema o sviluppatore di un prodotto attraverso un codice identificativo<text:s/>alfa-numerico.</text:p>
      <text:p text:style-name="Normale">Per gli utenti che sono clienti del sistema, rappresentiamo il numero di acquisti, se ce ne sono.<text:line-break/>Per gli utenti che sono sviluppatori, rappresentiamo il nome della casa di produzione.</text:p>
      <text:p text:style-name="Normale">Per i videogiochi, identificati con un codice<text:s/>alfa-numerico associato, rappresentiamo il titolo, la data di pubblicazione, requisiti hardware<text:s/>e software<text:s/>e<text:s/>il genere di appartenenza.</text:p>
      <text:p text:style-name="Normale">Per le recensioni, identificate con un codice<text:s/>alfa-numerico associato, rappresentiamo il contenuto,<text:s/>la valutazione numerica<text:s/>e la data di pubblicazione.<text:line-break/></text:p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Termine</text:p>
          </table:table-cell>
          <table:table-cell table:style-name="TableCell20">
            <text:p text:style-name="P21">Descrizione</text:p>
          </table:table-cell>
          <table:table-cell table:style-name="TableCell22">
            <text:p text:style-name="P23">Sinonimi</text:p>
          </table:table-cell>
          <table:table-cell table:style-name="TableCell24">
            <text:p text:style-name="P25">Collegamenti</text:p>
          </table:table-cell>
        </table:table-row>
        <table:table-row table:style-name="TableRow26">
          <table:table-cell table:style-name="TableCell27">
            <text:p text:style-name="P28">Utente</text:p>
          </table:table-cell>
          <table:table-cell table:style-name="TableCell29">
            <text:p text:style-name="P30">Utente coinvolto nell’acquisto o nello sviluppo di videogiochi. Può essere un cliente o uno sviluppatore.</text:p>
          </table:table-cell>
          <table:table-cell table:style-name="TableCell31">
            <text:p text:style-name="P32">Cliente, Sviluppatore</text:p>
          </table:table-cell>
          <table:table-cell table:style-name="TableCell33">
            <text:p text:style-name="P34">Videogioco, Recensione</text:p>
          </table:table-cell>
        </table:table-row>
        <table:table-row table:style-name="TableRow35">
          <table:table-cell table:style-name="TableCell36">
            <text:p text:style-name="P37">Videogioco</text:p>
          </table:table-cell>
          <table:table-cell table:style-name="TableCell38">
            <text:p text:style-name="P39">Prodotto digitale acquistabile e recensibile</text:p>
          </table:table-cell>
          <table:table-cell table:style-name="TableCell40">
            <text:p text:style-name="P41">Videogame</text:p>
          </table:table-cell>
          <table:table-cell table:style-name="TableCell42">
            <text:p text:style-name="P43">Recensione, Utente</text:p>
          </table:table-cell>
        </table:table-row>
        <table:table-row table:style-name="TableRow44">
          <table:table-cell table:style-name="TableCell45">
            <text:p text:style-name="P46">Recensione</text:p>
          </table:table-cell>
          <table:table-cell table:style-name="TableCell47">
            <text:p text:style-name="P48">Recensione messa a disposizione all’acquisto di un videogioco.</text:p>
          </table:table-cell>
          <table:table-cell table:style-name="TableCell49">
            <text:p text:style-name="P50">Critica, Commento</text:p>
          </table:table-cell>
          <table:table-cell table:style-name="TableCell51">
            <text:p text:style-name="P52">Videogioco, Utente</text:p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Wingdings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ynk</meta:initial-creator>
    <dc:creator>Lynk</dc:creator>
    <meta:creation-date>2019-09-13T14:25:00Z</meta:creation-date>
    <dc:date>2020-01-25T18:15:00Z</dc:date>
    <meta:template xlink:href="Normal" xlink:type="simple"/>
    <meta:editing-cycles>17</meta:editing-cycles>
    <meta:editing-duration>PT15420S</meta:editing-duration>
    <meta:document-statistic meta:page-count="1" meta:paragraph-count="4" meta:word-count="314" meta:character-count="2104" meta:row-count="14" meta:non-whitespace-character-count="1794"/>
  </office:meta>
</office:document-meta>
</file>